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line-height="200%" fo:text-align="end" style:justify-single-word="false"/>
      <style:text-properties officeooo:rsid="0000c700" officeooo:paragraph-rsid="0000c700"/>
    </style:style>
    <style:style style:name="P2" style:family="paragraph" style:parent-style-name="Standard">
      <style:paragraph-properties fo:line-height="200%" fo:text-align="center" style:justify-single-word="false"/>
      <style:text-properties officeooo:rsid="0000c700" officeooo:paragraph-rsid="0000c700"/>
    </style:style>
    <style:style style:name="P3" style:family="paragraph">
      <style:paragraph-properties fo:text-align="center"/>
    </style:style>
    <style:style style:name="P4" style:family="paragraph">
      <style:paragraph-properties fo:text-align="start"/>
    </style:style>
    <style:style style:name="P5" style:family="paragraph">
      <loext:graphic-properties draw:fill="none" draw:fill-color="#ffffff"/>
      <style:paragraph-properties fo:text-align="center"/>
    </style:style>
    <style:style style:name="P6" style:family="paragraph">
      <loext:graphic-properties draw:fill="none" draw:fill-color="#ffffff"/>
    </style:style>
    <style:style style:name="gr1" style:family="graphic">
      <style:graphic-properties draw:stroke="none" svg:stroke-color="#000000" draw:fill="none" draw:fill-color="#ffffff" fo:min-height="1.338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289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1.2173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1.4063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6319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nveer Salim</text:p>
      <text:p text:style-name="P1">CS 3365</text:p>
      <text:p text:style-name="P1">April 4, 2020</text:p>
      <text:p text:style-name="P2"><draw:frame text:anchor-type="paragraph" draw:z-index="0" draw:name="Shape1" draw:style-name="gr5" draw:text-style-name="P6" svg:width="2.2724in" svg:height="1.5343in" svg:x="0.3146in" svg:y="0.5047in"><draw:text-box><text:p text:style-name="P3">Presentation Layer</text:p><text:p text:style-name="P3"/><text:p text:style-name="P3">Customer Screen: JavaFX Application Window displays text output results of order requests form standard output and also accepts customer requests from standard input.</text:p></draw:text-box></draw:frame><draw:frame text:anchor-type="paragraph" draw:z-index="1" draw:name="Shape2" draw:style-name="gr4" draw:text-style-name="P5" svg:width="2.7543in" svg:height="1.5343in" svg:x="4.0646in" svg:y="0.4854in"><draw:text-box><text:p text:style-name="P3">Presentation Layer</text:p><text:p text:style-name="P3"/><text:p text:style-name="P4">Customer Delegate: ClassSelectionScene() method serves as the customer delegate since it is responsible for processing game player’s decision of which class the player wants to be.</text:p></draw:text-box></draw:frame><draw:frame text:anchor-type="paragraph" draw:z-index="2" draw:name="Shape3" draw:style-name="gr3" draw:text-style-name="P5" svg:width="2.9689in" svg:height="1.2177in" svg:x="2.0138in" svg:y="2.8098in"><draw:text-box><text:p text:style-name="P3">Business Layer</text:p><text:p text:style-name="P3"/><text:p text:style-name="P3">The Classes Object is the Business Layer since it is responsible for aggregating all statistical information needed by the customer request.</text:p></draw:text-box></draw:frame><draw:frame text:anchor-type="paragraph" draw:z-index="3" draw:name="Shape4" draw:style-name="gr2" draw:text-style-name="P5" svg:width="2.8386in" svg:height="1.726in" svg:x="0.1193in" svg:y="4.5807in"><draw:text-box><text:p text:style-name="P3">Persistence Layer</text:p><text:p text:style-name="P3"/><text:p text:style-name="P4">Customer DAO Module: This is the AdventureSimulator Object since it is responsible for creating instances of class objects for the player, accepting customer requests from the player (e.g. what kind of class the player wants to be)</text:p><text:p text:style-name="P4"/></draw:text-box></draw:frame><draw:frame text:anchor-type="paragraph" draw:z-index="4" draw:name="Shape5" draw:style-name="gr1" draw:text-style-name="P5" svg:width="2.8587in" svg:height="1.3386in" svg:x="4.4681in" svg:y="4.789in"><draw:text-box><text:p text:style-name="P3">Persistence Layer</text:p><text:p text:style-name="P3"/><text:p text:style-name="P4">Order DAO Module: The Game_Actions object since it processes customer data input by updating player’s and Enemies’ stats as they battle each other.</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4T23:50:42.398435538</meta:creation-date>
    <dc:date>2020-04-05T00:08:20.384470338</dc:date>
    <meta:editing-duration>PT17M36S</meta:editing-duration>
    <meta:editing-cycles>8</meta:editing-cycles>
    <meta:generator>LibreOffice/6.3.5.2$Linux_X86_64 LibreOffice_project/30$Build-2</meta:generator>
    <meta:document-statistic meta:table-count="0" meta:image-count="0" meta:object-count="0" meta:page-count="1" meta:paragraph-count="3" meta:word-count="7" meta:character-count="33" meta:non-whitespace-character-count="29"/>
  </office:meta>
</office:document-meta>
</file>